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d4d" officeooo:paragraph-rsid="00168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 Sensor</text:p>
      <text:p text:style-name="P1"/>
      <text:p text:style-name="P1">1) baixar o opencv</text:p>
      <text:p text:style-name="P1">2) mostrar a img em um app test ( uma frame )</text:p>
      <text:p text:style-name="P1">3) pugar o sensor pi com a tivação da camera</text:p>
      <text:p text:style-name="P1">4) gravar 10 segundos de video</text:p>
      <text:p text:style-name="P1"/>
      <text:p text:style-name="P1"/>
      <text:p text:style-name="P1">Grupo Cloud</text:p>
      <text:p text:style-name="P1"/>
      <text:p text:style-name="P1">1) Criar uma aplicação cliente servidor para a as raspberrys</text:p>
      <text:p text:style-name="P1">2) Implementar a conexão rasp 102 com cloud</text:p>
      <text:p text:style-name="P1">3) implementar a conexão rasp ↔ rasp</text:p>
      <text:p text:style-name="P1">4) implementar a conexão cloud com app</text:p>
      <text:p text:style-name="P1">5) protocolo de eleiminação do videos na rasp 102 ( like a garbage colector)</text:p>
      <text:p text:style-name="P1">6) app de envio pra a cloud que verifica sempre quando tem um novo vide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07:32.227991144</meta:creation-date>
    <dc:date>2016-01-18T10:12:04.250167576</dc:date>
    <meta:editing-duration>P0D</meta:editing-duration>
    <meta:editing-cycles>1</meta:editing-cycles>
    <meta:document-statistic meta:table-count="0" meta:image-count="0" meta:object-count="0" meta:page-count="1" meta:paragraph-count="12" meta:word-count="97" meta:character-count="485" meta:non-whitespace-character-count="400"/>
    <meta:generator>LibreOffice/4.2.8.2$Linux_X86_64 LibreOffice_project/420m0$Build-2</meta:generator>
  </office:meta>
</office:document-meta>
</file>